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7d4" officeooo:paragraph-rsid="0015e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xxx风暴.</text:p>
      <text:p text:style-name="P1"/>
      <text:p text:style-name="P1">工业4.0</text:p>
      <text:p text:style-name="P1"/>
      <text:p text:style-name="P1">流行文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1:21:16.098357889</meta:creation-date>
    <dc:date>2015-03-27T11:22:12.557838789</dc:date>
    <meta:editing-duration>PT5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1" meta:character-count="16" meta:non-whitespace-character-count="16"/>
  </office:meta>
</office:document-meta>
</file>